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Picture 1" text:anchor-type="as-char" svg:x="0in" svg:y="0in" svg:width="5.28785in" svg:height="2.77838in" style:rel-width="scale" style:rel-height="scale"><draw:image xlink:href="media/image1.png" xlink:type="simple" xlink:show="embed" xlink:actuate="onLoad"/><svg:title/><svg:desc>Text, letter

Description automatically generated</svg:desc></draw:frame><draw:frame draw:style-name="a1" draw:name="Picture 2" text:anchor-type="as-char" svg:x="0in" svg:y="0in" svg:width="4.93819in" svg:height="5.98in" style:rel-width="scale" style:rel-height="scale"><draw:image xlink:href="media/image2.png" xlink:type="simple" xlink:show="embed" xlink:actuate="onLoad"/><svg:title/><svg:desc>Text

Description automatically generated</svg:desc></draw:frame></text:p>
      <text:soft-page-break/>
      <text:p text:style-name="Normal"><draw:frame draw:style-name="a2" draw:name="Picture 4" text:anchor-type="as-char" svg:x="0in" svg:y="0in" svg:width="6.5in" svg:height="3.08889in" style:rel-width="scale" style:rel-height="scale"><draw:image xlink:href="media/image3.png" xlink:type="simple" xlink:show="embed" xlink:actuate="onLoad"/><svg:title/><svg:desc>Graphical user interface, text

Description automatically generated</svg:desc></draw:frame></text:p>
      <text:p text:style-name="Normal"><draw:frame draw:style-name="a3" draw:name="Picture 3" text:anchor-type="as-char" svg:x="0in" svg:y="0in" svg:width="3.54216in" svg:height="5.05279in" style:rel-width="scale" style:rel-height="scale"><draw:image xlink:href="media/image4.png" xlink:type="simple" xlink:show="embed" xlink:actuate="onLoad"/><svg:title/><svg:desc>Text

Description automatically generated</svg:desc></draw:frame></text:p>
      <text:p text:style-name="Normal"/>
      <text:soft-page-break/>
      <text:p text:style-name="Normal"><draw:frame draw:style-name="a4" draw:name="Picture 6" text:anchor-type="as-char" svg:x="0in" svg:y="0in" svg:width="6.5in" svg:height="3.89792in" style:rel-width="scale" style:rel-height="scale"><draw:image xlink:href="media/image5.png" xlink:type="simple" xlink:show="embed" xlink:actuate="onLoad"/><svg:title/><svg:desc>Text

Description automatically generated</svg:desc></draw:frame></text:p>
      <text:p text:style-name="Normal"><draw:frame draw:style-name="a5" draw:name="Picture 5" text:anchor-type="as-char" svg:x="0in" svg:y="0in" svg:width="3.83387in" svg:height="4.53188in" style:rel-width="scale" style:rel-height="scale"><draw:image xlink:href="media/image6.png" xlink:type="simple" xlink:show="embed" xlink:actuate="onLoad"/><svg:title/><svg:desc>Text

Description automatically generated</svg:desc></draw:frame></text:p>
      <text:p text:style-name="Normal"/>
      <text:soft-page-break/>
      <text:p text:style-name="Normal"><text:span text:style-name="T2"><draw:frame draw:z-index="251659264" draw:style-name="a6" draw:name="Picture 8" text:anchor-type="paragraph" svg:x="3.11628in" svg:y="0in" svg:width="2.84622in" svg:height="4.53938in" style:rel-width="scale" style:rel-height="scale"><draw:image xlink:href="media/image7.png" xlink:type="simple" xlink:show="embed" xlink:actuate="onLoad"/><svg:title/><svg:desc>Text

Description automatically generated</svg:desc></draw:frame></text:span><text:span text:style-name="T3"><draw:frame draw:z-index="251658240" draw:style-name="a7" draw:name="Picture 7" text:anchor-type="paragraph" svg:x="0in" svg:y="0.02301in" svg:width="2.53488in" svg:height="4.56687in" style:rel-width="scale" style:rel-height="scale"><draw:image xlink:href="media/image8.png" xlink:type="simple" xlink:show="embed" xlink:actuate="onLoad"/><svg:title/><svg:desc>Text

Description automatically generated</svg:desc></draw:frame></text:span><text:span text:style-name="T4">EX2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Normal"><text:span text:style-name="T20"><draw:frame draw:z-index="251661312" draw:style-name="a8" draw:name="Picture 10" text:anchor-type="paragraph" svg:x="3.13953in" svg:y="0.02534in" svg:width="3.10636in" svg:height="4.21578in" style:rel-width="scale" style:rel-height="scale"><draw:image xlink:href="media/image9.png" xlink:type="simple" xlink:show="embed" xlink:actuate="onLoad"/><svg:title/><svg:desc>Text

Description automatically generated</svg:desc></draw:frame></text:span><text:span text:style-name="T21"><draw:frame draw:z-index="251660288" draw:style-name="a9" draw:name="Picture 9" text:anchor-type="paragraph" svg:x="0in" svg:y="0.09491in" svg:width="2.82178in" svg:height="4.23325in" style:rel-width="scale" style:rel-height="scale"><draw:image xlink:href="media/image10.png" xlink:type="simple" xlink:show="embed" xlink:actuate="onLoad"/><svg:title/><svg:desc>Text

Description automatically generated</svg:desc></draw:frame></text:span></text:p>
      <text:p text:style-name="P22"/>
      <text:p text:style-name="Normal"/>
      <text:p text:style-name="Normal"/>
      <text:p text:style-name="P23"/>
      <text:p text:style-name="P24"/>
      <text:p text:style-name="P25"/>
      <text:soft-page-break/>
      <text:p text:style-name="Normal"><draw:frame draw:z-index="251663360" draw:style-name="a10" draw:name="Picture 14" text:anchor-type="paragraph" svg:x="-0.38517in" svg:y="0.26667in" svg:width="3.86667in" svg:height="5.1625in" style:rel-width="scale" style:rel-height="scale"><draw:image xlink:href="media/image11.png" xlink:type="simple" xlink:show="embed" xlink:actuate="onLoad"/><svg:title/><svg:desc>Text

Description automatically generated</svg:desc></draw:frame><draw:frame draw:z-index="251662336" draw:style-name="a11" draw:name="Picture 15" text:anchor-type="paragraph" svg:x="4.82471in" svg:y="0.20379in" svg:width="3.39631in" svg:height="6.77178in" style:rel-width="scale" style:rel-height="scale"><draw:image xlink:href="media/image12.png" xlink:type="simple" xlink:show="embed" xlink:actuate="onLoad"/><svg:title/><svg:desc>Text

Description automatically generated</svg:desc></draw:frame></text:p>
      <text:soft-page-break/>
      <text:p text:style-name="Normal"><text:span text:style-name="T26"><draw:frame draw:z-index="251665408" draw:style-name="a12" draw:name="Picture 13" text:anchor-type="paragraph" svg:x="0in" svg:y="1.46478in" svg:width="3.01084in" svg:height="5.25073in" style:rel-width="scale" style:rel-height="scale"><draw:image xlink:href="media/image13.png" xlink:type="simple" xlink:show="embed" xlink:actuate="onLoad"/><svg:title/><svg:desc>Text

Description automatically generated</svg:desc></draw:frame></text:span><text:span text:style-name="T27"><draw:frame draw:z-index="251664384" draw:style-name="a13" draw:name="Picture 12" text:anchor-type="paragraph" svg:x="0in" svg:y="5.14276in" svg:width="3.00139in" svg:height="3.85208in" style:rel-width="scale" style:rel-height="scale"><draw:image xlink:href="media/image14.png" xlink:type="simple" xlink:show="embed" xlink:actuate="onLoad"/><svg:title/><svg:desc>Text

Description automatically generated</svg:desc></draw:frame></text:span><text:span text:style-name="T28"><draw:frame draw:style-name="a14" draw:name="Picture 11" text:anchor-type="as-char" svg:x="0in" svg:y="0in" svg:width="2.72146in" svg:height="4.05474in" style:rel-width="scale" style:rel-height="scale"><draw:image xlink:href="media/image15.png" xlink:type="simple" xlink:show="embed" xlink:actuate="onLoad"/><svg:title/><svg:desc>Tex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LISSA-CRISTINA MESESAN</meta:initial-creator>
    <dc:creator>MELISSA-CRISTINA MESESAN</dc:creator>
    <meta:creation-date>2022-06-17T13:06:00Z</meta:creation-date>
    <dc:date>2022-06-18T10:51:00Z</dc:date>
    <meta:template xlink:href="Normal" xlink:type="simple"/>
    <meta:editing-cycles>1</meta:editing-cycles>
    <meta:editing-duration>PT78300S</meta:editing-duration>
    <meta:document-statistic meta:page-count="6" meta:paragraph-count="1" meta:word-count="7" meta:character-count="49" meta:row-count="1" meta:non-whitespace-character-count="43"/>
  </office:meta>
</office:document-meta>
</file>